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20.39pt"/>
    </style:style>
    <style:style style:name="co3" style:family="table-column">
      <style:table-column-properties fo:break-before="auto" style:column-width="118.09pt"/>
    </style:style>
    <style:style style:name="co4" style:family="table-column">
      <style:table-column-properties fo:break-before="auto" style:column-width="121.95pt"/>
    </style:style>
    <style:style style:name="co5" style:family="table-column">
      <style:table-column-properties fo:break-before="auto" style:column-width="104.9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normal" style:font-weight-asian="normal" style:font-weight-complex="normal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100"/>
  </office:automatic-styles>
  <office:body>
    <office:spreadsheet>
      <table:calculation-settings table:automatic-find-labels="false"/>
      <table:table table:name="procedure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created_at</text:p>
          </table:table-cell>
          <table:table-cell/>
        </table:table-row>
        <table:table-row table:style-name="ro1">
          <table:table-cell table:style-name="ce1" office:value-type="string" calcext:value-type="string">
            <text:p>Prosedur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rocedure.png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2018-02-20 10:00:00</text:p>
          </table:table-cell>
          <table:table-cell/>
        </table:table-row>
        <table:table-row table:style-name="ro1" table:number-rows-repeated="13">
          <table:table-cell table:number-columns-repeated="6"/>
        </table:table-row>
        <table:table-row table:style-name="ro1">
          <table:table-cell table:number-columns-repeated="2"/>
          <table:table-cell table:style-name="ce2"/>
          <table:table-cell table:number-columns-repeated="3"/>
        </table:table-row>
        <table:table-row table:style-name="ro1" table:number-rows-repeated="14">
          <table:table-cell table:number-columns-repeated="6"/>
        </table:table-row>
        <table:table-row table:style-name="ro1">
          <table:table-cell table:number-columns-repeated="5"/>
          <table:table-cell table:style-name="ce2"/>
        </table:table-row>
      </table:table>
      <table:table table:name="concept" table:style-name="ta1">
        <table:table-column table:style-name="co1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column table:style-name="co5" table:default-cell-style-name="ce3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order</text:p>
          </table:table-cell>
          <table:table-cell table:style-name="Default" office:value-type="string" calcext:value-type="string">
            <text:p>created_a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cara Lamaran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8-02-20 10:00: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cara Pengajian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018-02-20 10:00:0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cara Siraman/Pra Nikah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8-02-20 10:00:0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re Wedding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8-02-20 10:00:0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cara Akad Nikah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8-02-20 10:00:0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cara Resepsi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18-02-20 10:00:0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ulan Madu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18-02-20 10:00:0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0">00/00/0000</text:date>, <text:time style:data-style-name="N2" text:time-value="15:57:25.9425179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0T10:07:45.229307263</meta:creation-date>
    <meta:editing-duration>PT23M58S</meta:editing-duration>
    <meta:editing-cycles>7</meta:editing-cycles>
    <meta:generator>LibreOffice/5.1.6.2$Linux_X86_64 LibreOffice_project/10m0$Build-2</meta:generator>
    <dc:date>2018-02-20T15:58:59.406578798</dc:date>
    <meta:document-statistic meta:table-count="2" meta:cell-count="58" meta:object-count="0"/>
  </office:meta>
</office:document-meta>
</file>